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6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>
            <text:p>sec/h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unità</text:p>
          </table:table-cell>
          <table:table-cell table:style-name="ce1" office:value-type="string">
            <text:p>consumo 1h</text:p>
          </table:table-cell>
          <table:table-cell/>
        </table:table-row>
        <table:table-row table:style-name="ro2">
          <table:table-cell/>
          <table:table-cell office:value-type="string">
            <text:p>Periodo standby</text:p>
          </table:table-cell>
          <table:table-cell office:value-type="string">
            <text:p>ogni ora</text:p>
          </table:table-cell>
          <table:table-cell table:formula="of:=3600-[.D5]" office:value-type="float" office:value="3597.6">
            <text:p>3597,6</text:p>
          </table:table-cell>
          <table:table-cell office:value-type="float" office:value="5">
            <text:p>5</text:p>
          </table:table-cell>
          <table:table-cell table:style-name="ce1" office:value-type="string">
            <text:p>uA</text:p>
          </table:table-cell>
          <table:table-cell table:formula="of:=[.D4]/3600*[.E4]/1000" office:value-type="float" office:value="0.00499666666666667">
            <text:p>0,0050</text:p>
          </table:table-cell>
          <table:table-cell/>
        </table:table-row>
        <table:table-row table:style-name="ro1">
          <table:table-cell/>
          <table:table-cell office:value-type="string">
            <text:p>Periodo trasmissione (sec.)</text:p>
          </table:table-cell>
          <table:table-cell office:value-type="string">
            <text:p>ogni ora</text:p>
          </table:table-cell>
          <table:table-cell table:formula="of:=60/[.C9]*[.C8]" office:value-type="float" office:value="2.4">
            <text:p>2,4</text:p>
          </table:table-cell>
          <table:table-cell office:value-type="float" office:value="14">
            <text:p>14</text:p>
          </table:table-cell>
          <table:table-cell table:style-name="ce1" office:value-type="string">
            <text:p>mA</text:p>
          </table:table-cell>
          <table:table-cell table:formula="of:=[.D5]/3600*[.E5]" office:value-type="float" office:value="0.00933333333333333">
            <text:p>0,0093</text:p>
          </table:table-cell>
          <table:table-cell/>
        </table:table-row>
        <table:table-row table:style-name="ro1">
          <table:table-cell/>
          <table:table-cell office:value-type="string">
            <text:p>Totale</text:p>
          </table:table-cell>
          <table:table-cell table:number-columns-repeated="4"/>
          <table:table-cell table:style-name="ce4" table:formula="of:=SUM([.G4:.G5])" office:value-type="float" office:value="0.01433">
            <text:p>0,0143</text:p>
          </table:table-cell>
          <table:table-cell office:value-type="string">
            <text:p>mA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urata trasmissione</text:p>
          </table:table-cell>
          <table:table-cell office:value-type="float" office:value="0.2">
            <text:p>0,2</text:p>
          </table:table-cell>
          <table:table-cell table:style-name="ce1" office:value-type="string">
            <text:p>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riodo</text:p>
          </table:table-cell>
          <table:table-cell office:value-type="float" office:value="5">
            <text:p>5</text:p>
          </table:table-cell>
          <table:table-cell table:style-name="ce1" office:value-type="string">
            <text:p>min.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>
            <text:p>Capacità</text:p>
          </table:table-cell>
          <table:table-cell office:value-type="float" office:value="240">
            <text:p>240</text:p>
          </table:table-cell>
          <table:table-cell table:style-name="ce1" office:value-type="string">
            <text:p>mAh</text:p>
          </table:table-cell>
          <table:table-cell/>
          <table:table-cell table:style-name="ce2" office:value-type="string">
            <text:p>Durata (h)</text:p>
          </table:table-cell>
          <table:table-cell table:style-name="ce5" table:formula="of:=[.C10]/[.G6]" office:value-type="float" office:value="16748.0809490579">
            <text:p>16.748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Durata (gg)</text:p>
          </table:table-cell>
          <table:table-cell table:style-name="ce5" table:formula="of:=[.G10]/24" office:value-type="float" office:value="697.836706210747">
            <text:p>698</text:p>
          </table:table-cell>
          <table:table-cell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number-style style:name="N103">
      <number:number number:decimal-places="9" number:min-integer-digits="1"/>
    </number:number-style>
    <number:number-style style:name="N104">
      <number:number number:decimal-places="8" number:min-integer-digits="1"/>
    </number:number-style>
    <number:number-style style:name="N105">
      <number:number number:decimal-places="7"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3/05/2017</text:date>, <text:time>23.01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o Tortolini</meta:initial-creator>
    <meta:creation-date>2016-11-28T09:49:35</meta:creation-date>
    <dc:date>2017-05-03T23:01:02</dc:date>
    <dc:creator>Ivano Tortolini</dc:creator>
    <meta:editing-duration>PT5M54S</meta:editing-duration>
    <meta:editing-cycles>3</meta:editing-cycles>
    <meta:generator>OpenOffice/4.1.1$Unix OpenOffice.org_project/411m6$Build-9775</meta:generator>
    <meta:document-statistic meta:table-count="3" meta:cell-count="32" meta:object-count="0"/>
  </office:meta>
</office:document-meta>
</file>